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Конфигурирование портов для видеонаблюдения в конюшне «Вилла Лоза»</text:p>
      <text:p text:style-name="P1">192.168.1.1(2-?) /<text:span text:style-name="T1">parol77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5-06-23T22:40:02.25</meta:creation-date>
    <dc:date>2015-06-23T22:42:29.77</dc:date>
    <dc:creator>макс </dc:creator>
    <meta:editing-duration>PT2M35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10" meta:character-count="92"/>
  </office:meta>
</office:document-meta>
</file>